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in"/>
    </style:style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933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number-columns-repeated="16381" table:default-cell-style-name="ce6"/>
        <table:table-row table:style-name="ro1">
          <table:table-cell table:style-name="ce1" office:value-type="string" calcext:value-type="string">
            <text:p>B1</text:p>
          </table:table-cell>
          <table:table-cell office:value-type="string" calcext:value-type="string">
            <text:p>Groupe TP</text:p>
          </table:table-cell>
          <table:table-cell table:number-columns-repeated="1638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Groupe numéro</text:p>
          </table:table-cell>
          <table:table-cell table:number-columns-repeated="1638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uméro Sujet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GARCIA Maxence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  <table:table-cell table:number-columns-repeated="16381"/>
        </table:table-row>
        <table:table-row table:style-name="ro1">
          <table:table-cell table:style-name="ce1" office:value-type="string" calcext:value-type="string">
            <text:p>DUCRET Elouhan</text:p>
          </table:table-cell>
          <table:table-cell office:value-type="string" calcext:value-type="string">
            <text:p>étudiant 2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BARRY Idrissa</text:p>
          </table:table-cell>
          <table:table-cell office:value-type="string" calcext:value-type="string">
            <text:p>Étudiant 3</text:p>
          </table:table-cell>
          <table:table-cell table:number-columns-repeated="16382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4" office:value-type="string" calcext:value-type="string">
            <text:p><text:a xlink:href="https://web-production-919e5.up.railway.app/" xlink:type="simple">https://web-production-919e5.up.railway.app/</text:a></text:p>
          </table:table-cell>
          <table:table-cell/>
          <table:table-cell office:value-type="string" calcext:value-type="string">
            <text:p>railway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21:21:47.2597222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elouhan ducret</meta:initial-creator>
    <meta:creation-date>2023-03-03T09:44:46Z</meta:creation-date>
    <dc:date>2026-01-30T21:23:04.174973098</dc:date>
    <meta:editing-cycles>4</meta:editing-cycles>
    <meta:editing-duration>PT1H1M58S</meta:editing-duration>
    <meta:document-statistic meta:table-count="1" meta:cell-count="15" meta:object-count="0"/>
  </office:meta>
</office:document-meta>
</file>